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officeooo:paragraph-rsid="00014c37"/>
    </style:style>
    <style:style style:name="P3" style:family="paragraph" style:parent-style-name="Contents_20_1">
      <style:paragraph-properties>
        <style:tab-stops>
          <style:tab-stop style:position="7.9953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7.7984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.5in" style:auto-text-indent="false" style:page-number="auto" fo:background-color="transparent"/>
      <style:text-properties fo:font-size="32pt" fo:font-weight="bold" officeooo:rsid="00008ddb" officeooo:paragraph-rsid="00008ddb" style:font-size-asian="32pt" style:font-weight-asian="bold" style:font-size-complex="32pt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32pt" fo:font-weight="bold" officeooo:rsid="00008ddb" officeooo:paragraph-rsid="00008ddb" style:font-size-asian="32pt" style:font-weight-asian="bold" style:font-size-complex="32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18pt" fo:font-weight="bold" officeooo:rsid="00008ddb" officeooo:paragraph-rsid="00008ddb" style:font-size-asian="18pt" style:font-weight-asian="bold" style:font-size-complex="18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18pt" fo:font-weight="bold" officeooo:rsid="0000c712" officeooo:paragraph-rsid="00008ddb" style:font-size-asian="18pt" style:font-weight-asian="bold" style:font-size-complex="18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18pt" fo:font-weight="bold" officeooo:rsid="0000c712" officeooo:paragraph-rsid="0000c712" style:font-size-asian="18pt" style:font-weight-asian="bold" style:font-size-complex="18pt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18pt" fo:font-weight="bold" officeooo:rsid="0000c712" officeooo:paragraph-rsid="00014c37" style:font-size-asian="18pt" style:font-weight-asian="bold" style:font-size-complex="18pt" style:font-weight-complex="bold"/>
    </style:style>
    <style:style style:name="P12" style:family="paragraph" style:parent-style-name="Contents_20_1">
      <style:paragraph-properties>
        <style:tab-stops>
          <style:tab-stop style:position="7.9953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7984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7.6016in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1" style:list-style-name=""/>
    <style:style style:name="P17" style:family="paragraph" style:parent-style-name="Heading_20_1">
      <style:paragraph-properties fo:break-before="page"/>
    </style:style>
    <style:style style:name="P18" style:family="paragraph" style:parent-style-name="Heading_20_3">
      <style:text-properties officeooo:rsid="00008ddb"/>
    </style:style>
    <style:style style:name="P19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20pt" fo:font-weight="bold" officeooo:rsid="00014c37" officeooo:paragraph-rsid="00014c37" style:font-size-asian="20pt" style:font-weight-asian="bold" style:font-size-complex="20pt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20pt" fo:font-weight="bold" officeooo:rsid="000325d5" officeooo:paragraph-rsid="000325d5" style:font-size-asian="20pt" style:font-weight-asian="bold" style:font-size-complex="20pt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32pt" fo:font-weight="bold" officeooo:rsid="000325d5" officeooo:paragraph-rsid="000325d5" style:font-size-asian="32pt" style:font-weight-asian="bold" style:font-size-complex="32pt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18pt" fo:font-weight="bold" officeooo:rsid="0000c712" officeooo:paragraph-rsid="00014c37" style:font-size-asian="18pt" style:font-weight-asian="bold" style:font-size-complex="18pt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14pt" fo:font-weight="bold" officeooo:rsid="000325d5" officeooo:paragraph-rsid="000325d5" style:font-size-asian="14pt" style:font-weight-asian="bold" style:font-size-complex="14pt" style:font-weight-complex="bold"/>
    </style:style>
    <style:style style:name="P24" style:family="paragraph" style:parent-style-name="Text_20_body">
      <style:text-properties officeooo:rsid="0004af73" officeooo:paragraph-rsid="0004af73"/>
    </style:style>
    <style:style style:name="T1" style:family="text">
      <style:text-properties officeooo:rsid="00014c37"/>
    </style:style>
    <style:style style:name="T2" style:family="text">
      <style:text-properties fo:font-size="20pt" fo:font-weight="bold" officeooo:rsid="00014c37" style:font-size-asian="20pt" style:font-weight-asian="bold" style:font-size-complex="20pt" style:font-weight-complex="bold"/>
    </style:style>
    <style:style style:name="T3" style:family="text">
      <style:text-properties officeooo:rsid="0001b844"/>
    </style:style>
    <style:style style:name="T4" style:family="text">
      <style:text-properties officeooo:rsid="000325d5"/>
    </style:style>
    <style:style style:name="T5" style:family="text">
      <style:text-properties officeooo:rsid="0005abb2"/>
    </style:style>
    <style:style style:name="T6" style:family="text">
      <style:text-properties officeooo:rsid="00072f6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/>
      <text:p text:style-name="P7">PICTURE</text:p>
      <text:p text:style-name="P7"/>
      <text:p text:style-name="P21">COURSE TITLE</text:p>
      <text:p text:style-name="P9"/>
      <text:p text:style-name="P2"><text:span text:style-name="T2"/></text:p>
      <text:p text:style-name="P19"/>
      <text:p text:style-name="P20">COURSE DESCRIPTION</text:p>
      <text:p text:style-name="P11"/>
      <text:p text:style-name="P11"/>
      <text:p text:style-name="P23">LINK</text:p>
      <text:p text:style-name="P11"/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12"><text:a xlink:type="simple" xlink:href="#__RefHeading___Toc113_1470126886" text:style-name="Index_20_Link" text:visited-style-name="Index_20_Link">1 Header 1<text:tab/>3</text:a></text:p>
          <text:p text:style-name="P13"><text:a xlink:type="simple" xlink:href="#__RefHeading___Toc115_1470126886" text:style-name="Index_20_Link" text:visited-style-name="Index_20_Link">1.1 Header 2<text:tab/>3</text:a></text:p>
          <text:p text:style-name="P14"><text:a xlink:type="simple" xlink:href="#__RefHeading___Toc73_2873824881" text:style-name="Index_20_Link" text:visited-style-name="Index_20_Link">1.1.1 Header 3<text:tab/>3</text:a></text:p>
        </text:index-body>
      </text:table-of-content>
      <text:p text:style-name="P8"/>
      <text:h text:style-name="P16" text:outline-level="1"/>
      <text:h text:style-name="P17" text:outline-level="1"><text:bookmark-start text:name="__RefHeading___Toc113_1470126886"/>1 <text:span text:style-name="T4">Header 1</text:span><text:bookmark-end text:name="__RefHeading___Toc113_1470126886"/></text:h>
      <text:h text:style-name="Heading_20_2" text:outline-level="2"><text:bookmark-start text:name="__RefHeading___Toc115_1470126886"/>1.1 <text:span text:style-name="T4">Header 2</text:span><text:bookmark-end text:name="__RefHeading___Toc115_1470126886"/></text:h>
      <text:h text:style-name="Heading_20_3" text:outline-level="3"><text:bookmark-start text:name="__RefHeading___Toc73_2873824881"/>1.1.1 Header 3<text:bookmark-end text:name="__RefHeading___Toc73_2873824881"/></text:h>
      <text:p text:style-name="P24">Some text</text:p>
      <text:p text:style-name="P24">A<text:span text:style-name="T6">n</text:span>d even more</text:p>
      <text:h text:style-name="P18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9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798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972in" style:type="center"/>
          <style:tab-stop style:position="7.9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972in" style:type="center"/>
          <style:tab-stop style:position="7.9953in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601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2602in" fo:margin-bottom="0.1799in" fo:margin-left="0.2346in" fo:margin-right="0.2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0:07:17.904006922</meta:creation-date>
    <dc:date>2022-08-04T15:04:30.023489033</dc:date>
    <meta:editing-duration>PT17M35S</meta:editing-duration>
    <meta:editing-cycles>9</meta:editing-cycles>
    <meta:generator>LibreOffice/7.3.5.2$Linux_X86_64 LibreOffice_project/30$Build-2</meta:generator>
    <meta:document-statistic meta:table-count="0" meta:image-count="0" meta:object-count="0" meta:page-count="3" meta:paragraph-count="14" meta:word-count="36" meta:character-count="159" meta:non-whitespace-character-count="137"/>
  </office:meta>
</office:document-meta>
</file>